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8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d0y2bg9fbdp"/><text:span text:style-name="T1">🜃 FORMAL PUBLIC CEASE &amp; DESIST NOTICE 🜃</text:span></text:p>
      <text:p text:style-name="P1"><text:span text:style-name="T2">Against the Entity Operating Under the Aliases “Caleb Stacey” and “Elena Byron”<text:line-break/></text:span><text:span text:style-name="T3">(With Named Associates Complicit in Coordinated Digital Obstruction)</text:span></text:p>
      <text:p text:style-name="P1"><text:span text:style-name="T2">Date:</text:span> July 9, 2025<text:line-break/><text:span text:style-name="T2">From:</text:span> Mark Randall Havens, Investigative Researcher and Founder of <text:span text:style-name="T3">Neutralizing Narcissism<text:line-break/></text:span><text:span text:style-name="T2">To:</text:span> [Redacted legal identity behind "Caleb Stacey" and "Elena Byron"]<text:line-break/><text:span text:style-name="T2">CC:</text:span> Public Record, Investigative Archive (GitField), Legal Counsel, Federal &amp; State Authorities</text:p>
      <text:p text:style-name="Standard"><draw:rect text:anchor-type="as-char" style:rel-width="100%" draw:z-index="0" draw:style-name="gr1" draw:text-style-name="P19" svg:width="0.0012in" svg:height="0.0213in"><text:p/></draw:rect></text:p>
      <text:p text:style-name="P17"><text:bookmark text:name="_g21lhrvqaavm"/><text:span text:style-name="T4">I. NOTICE OF FORMAL DEMAND</text:span></text:p>
      <text:p text:style-name="P1">You are hereby formally instructed to <text:span text:style-name="T2">cease and desist</text:span> from:</text:p>
      <text:list xml:id="list388993255" text:style-name="WWNum2">
        <text:list-item>
          <text:p text:style-name="P2">Contacting me directly or indirectly through false identities or aliases.<text:line-break/></text:p>
        </text:list-item>
        <text:list-item>
          <text:p text:style-name="P7">Engaging with or harassing individuals featured in the <text:span text:style-name="T3">Neutralizing Narcissism</text:span> research archive.<text:line-break/></text:p>
        </text:list-item>
        <text:list-item>
          <text:p text:style-name="P7">Impersonating mental health professionals or academic researchers.<text:line-break/></text:p>
        </text:list-item>
        <text:list-item>
          <text:p text:style-name="P7">Republishing derivative or mimicked works from my original publications without attribution.<text:line-break/></text:p>
        </text:list-item>
        <text:list-item>
          <text:p text:style-name="P12">Conducting mimicry-based psychological manipulation designed to extract emotional, reputational, or psychological advantage.</text:p>
        </text:list-item>
      </text:list>
      <text:p text:style-name="P1">Your documented behavior constitutes a clear pattern of <text:span text:style-name="T2">persistent, knowing, and premeditated digital harassment</text:span>, psychological mimicry, <text:span text:style-name="T2">intellectual property appropriation</text:span>, and <text:span text:style-name="T2">fraudulent impersonation</text:span>.</text:p>
      <text:p text:style-name="Standard"><draw:rect text:anchor-type="as-char" style:rel-width="100%" draw:z-index="1" draw:style-name="gr1" draw:text-style-name="P19" svg:width="0.0012in" svg:height="0.0213in"><text:p/></draw:rect></text:p>
      <text:p text:style-name="P17"><text:bookmark text:name="_1dya3irj1a8h"/><text:span text:style-name="T4">II. OBSTRUCTION OF INVESTIGATIVE WORK</text:span></text:p>
      <text:p text:style-name="P1">In March 2025, under one of your known identities, you <text:span text:style-name="T2">publicly admitted</text:span> to contacting multiple individuals featured in the <text:span text:style-name="T3">Neutralizing Narcissism</text:span> archive. You claimed to have led an “anti-harassment campaign” aimed at:</text:p>
      <text:list xml:id="list1335680819" text:style-name="WWNum4">
        <text:list-item>
          <text:p text:style-name="P3">Discrediting the validity of this forensic documentation project.<text:line-break/></text:p>
        </text:list-item>
        <text:list-item>
          <text:p text:style-name="P8">Interfering with ongoing journalistic investigations.<text:line-break/></text:p>
        </text:list-item>
        <text:list-item>
          <text:p text:style-name="P13">Coordinating counter-efforts with the express purpose of undermining public accountability.</text:p>
        </text:list-item>
      </text:list>
      <text:p text:style-name="P1">This constitutes <text:span text:style-name="T2">witness interference</text:span>, <text:span text:style-name="T2">obstruction of journalistic inquiry</text:span>, and a targeted attack on a project serving the <text:span text:style-name="T2">public interest</text:span> through ethical, forensic research.</text:p>
      <text:p text:style-name="Standard"><draw:rect text:anchor-type="as-char" style:rel-width="100%" draw:z-index="2" draw:style-name="gr1" draw:text-style-name="P19" svg:width="0.0012in" svg:height="0.0213in"><text:p/></draw:rect></text:p>
      <text:p text:style-name="P17"><text:bookmark text:name="_obenoor6ycb2"/><text:span text:style-name="T4">III. NAMED ASSOCIATES</text:span></text:p>
      <text:p text:style-name="P1">Based on your own publicly acknowledged statements, the following individuals have been identified as <text:span text:style-name="T2">known collaborators or supporters</text:span> in this digital interference operation:</text:p>
      <text:list xml:id="list1267643486" text:style-name="WWNum1">
        <text:list-item>
          <text:p text:style-name="P4"><text:span text:style-name="T2">Joshua Owen</text:span> – Subject of an active case study; known for content deletion, DARVO, and triangulation tactics.<text:line-break/></text:p>
        </text:list-item>
        <text:list-item>
          <text:p text:style-name="P9"><text:span text:style-name="T2">Jim Æloi Rose</text:span> – Involved in direct narrative manipulation and triangulation threads.<text:line-break/></text:p>
        </text:list-item>
        <text:list-item>
          <text:p text:style-name="P9"><text:span text:style-name="T2">Clay Bell</text:span> – Associated with intellectual dishonesty and performative victimhood in counter-narrative campaigns.<text:line-break/></text:p>
        </text:list-item>
        <text:list-item>
          <text:p text:style-name="P9"><text:soft-page-break/><text:span text:style-name="T2">Jonathan Dotson</text:span> – Active in anti-investigative alignment; currently under forensic review.<text:line-break/></text:p>
        </text:list-item>
        <text:list-item>
          <text:p text:style-name="P14"><text:span text:style-name="T2">Shona Youngblood</text:span> – Known for threats of legal intimidation, triangulation, and public disinformation campaigns.</text:p>
        </text:list-item>
      </text:list>
      <text:p text:style-name="P1">Their participation, even passively, places them under <text:span text:style-name="T2">ongoing forensic scrutiny</text:span> as part of the broader obstruction campaign led by you under false identities.</text:p>
      <text:p text:style-name="Standard"><draw:rect text:anchor-type="as-char" style:rel-width="100%" draw:z-index="3" draw:style-name="gr1" draw:text-style-name="P19" svg:width="0.0012in" svg:height="0.0213in"><text:p/></draw:rect></text:p>
      <text:p text:style-name="P17"><text:bookmark text:name="_6yvohsufyes1"/><text:span text:style-name="T4">IV. LEGAL VIOLATIONS UNDER REVIEW</text:span></text:p>
      <text:p text:style-name="P1">The following statutes may apply:</text:p>
      <text:list xml:id="list691851762" text:style-name="WWNum3">
        <text:list-item>
          <text:p text:style-name="P5"><text:span text:style-name="T2">18 U.S. Code § 1512</text:span> – Tampering with a witness or victim<text:line-break/></text:p>
        </text:list-item>
        <text:list-item>
          <text:p text:style-name="P10"><text:span text:style-name="T2">Texas Penal Code §42.07</text:span> – Harassment<text:line-break/></text:p>
        </text:list-item>
        <text:list-item>
          <text:p text:style-name="P10"><text:span text:style-name="T2">Texas Civil Practice &amp; Remedies Code §125.001</text:span> – Public nuisance via digital harassment<text:line-break/></text:p>
        </text:list-item>
        <text:list-item>
          <text:p text:style-name="P10"><text:span text:style-name="T2">Pennsylvania Title 18 §4952</text:span> – Intimidation of witnesses or victims<text:line-break/></text:p>
        </text:list-item>
        <text:list-item>
          <text:p text:style-name="P15"><text:span text:style-name="T2">Uniform Deceptive Trade Practices Act (UDTPA)</text:span> – Misrepresentation of professional status<text:line-break/></text:p>
        </text:list-item>
      </text:list>
      <text:p text:style-name="P1">Additionally, any <text:span text:style-name="T2">false copyright claims</text:span> or <text:span text:style-name="T2">platform abuse reports</text:span> designed to silence public interest work will be escalated to federal authorities under the <text:span text:style-name="T2">DMCA anti-circumvention provisions</text:span>.</text:p>
      <text:p text:style-name="Standard"><draw:rect text:anchor-type="as-char" style:rel-width="100%" draw:z-index="4" draw:style-name="gr1" draw:text-style-name="P19" svg:width="0.0012in" svg:height="0.0213in"><text:p/></draw:rect></text:p>
      <text:p text:style-name="P17"><text:bookmark text:name="_73qphoraqjly"/><text:span text:style-name="T4">V. PUBLICATION, DISCLOSURE &amp; ESCALATION</text:span></text:p>
      <text:p text:style-name="P1">This notice will be:</text:p>
      <text:list xml:id="list2765334054" text:style-name="WWNum5">
        <text:list-item>
          <text:p text:style-name="P6">Published across all platforms under <text:span text:style-name="T3">The Empathic Technologist</text:span>, <text:span text:style-name="T3">Neutralizing Narcissism</text:span>, and associated investigative channels.<text:line-break/></text:p>
        </text:list-item>
        <text:list-item>
          <text:p text:style-name="P11">Archived and timestamped via GitField, Mirror, and Web3 content immutability protocols.<text:line-break/></text:p>
        </text:list-item>
        <text:list-item>
          <text:p text:style-name="P11">Distributed to all platforms on which your content appears or has appeared.<text:line-break/></text:p>
        </text:list-item>
        <text:list-item>
          <text:p text:style-name="P16">Used as formal legal basis for further civil and criminal escalation, should your actions persist.</text:p>
        </text:list-item>
      </text:list>
      <text:p text:style-name="Standard"><draw:rect text:anchor-type="as-char" style:rel-width="100%" draw:z-index="5" draw:style-name="gr1" draw:text-style-name="P19" svg:width="0.0012in" svg:height="0.0213in"><text:p/></draw:rect></text:p>
      <text:p text:style-name="P17"><text:bookmark text:name="_hw3lap421wpn"/><text:span text:style-name="T4">VI. FINAL DECLARATION</text:span></text:p>
      <text:p text:style-name="P1">You are not unknown.<text:line-break/>You are not anonymous.<text:line-break/>You are not above accountability.</text:p>
      <text:p text:style-name="P1">Your pattern is known.<text:line-break/>Your methods are documented.<text:line-break/>And your recurrence will no longer be tolerated.</text:p>
      <text:p text:style-name="P1">You are now under <text:span text:style-name="T2">formal public not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9" meta:word-count="553" meta:character-count="4016" meta:non-whitespace-character-count="3500"/>
    <meta:generator>LibreOfficeDev/6.0.5.2$Linux_X86_64 LibreOffice_project/</meta:generator>
  </office:meta>
</office:document-meta>
</file>